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d4c7" officeooo:paragraph-rsid="001ed4c7"/>
    </style:style>
    <style:style style:name="T1" style:family="text">
      <style:text-properties officeooo:rsid="00262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me <text:text-input text:description="JOOScript">${name}</text:text-input>. </text:p>
      <text:p text:style-name="P1">Test composite objec<text:span text:style-name="T1">t </text:span><text:span text:style-name="T1"><text:text-input text:description="JOOScript">${myBean.name}</text:text-input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0:38:51.569373345</meta:creation-date>
    <dc:date>2019-05-02T01:41:15.174233187</dc:date>
    <meta:editing-duration>PT41M27S</meta:editing-duration>
    <meta:editing-cycles>17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2" meta:word-count="13" meta:character-count="58" meta:non-whitespace-character-count="52"/>
  </office:meta>
</office:document-meta>
</file>